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004">
      <style:text-properties fo:language="en" fo:country="CA"/>
    </style:style>
    <style:style style:name="ce2" style:family="table-cell" style:parent-style-name="Default" style:data-style-name="N10004">
      <style:table-cell-properties fo:background-color="transparent"/>
      <style:text-properties style:use-window-font-color="true" fo:language="en" fo:country="CA"/>
    </style:style>
    <style:style style:name="ce4" style:family="table-cell" style:parent-style-name="Default" style:data-style-name="N10010">
      <style:table-cell-properties fo:background-color="transparent"/>
      <style:text-properties style:use-window-font-color="true" fo:language="en" fo:country="CA"/>
    </style:style>
    <style:style style:name="ce5" style:family="table-cell" style:parent-style-name="Default" style:data-style-name="N10011">
      <style:table-cell-properties fo:background-color="transparent"/>
      <style:text-properties style:use-window-font-color="true" fo:language="en" fo:country="CA"/>
    </style:style>
    <style:style style:name="ce10" style:family="table-cell" style:parent-style-name="Default" style:data-style-name="N10124">
      <style:table-cell-properties fo:background-color="transparent"/>
      <style:text-properties style:use-window-font-color="true" fo:language="en" fo:country="CA"/>
    </style:style>
    <style:style style:name="ce8" style:family="table-cell" style:parent-style-name="Default" style:data-style-name="N10003">
      <style:text-properties fo:language="en" fo:country="CA"/>
    </style:style>
    <style:style style:name="ce9" style:family="table-cell" style:parent-style-name="Default" style:data-style-name="N10003">
      <style:table-cell-properties fo:background-color="transparent"/>
      <style:text-properties style:use-window-font-color="true" fo:language="en" fo:country="C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4.92pt" svg:x="591.45pt" svg:y="140.51pt">
            <draw:object draw:notify-on-update-of-ranges="Sheet1.A2:Sheet1.A10 Sheet1.C1:Sheet1.C1 Sheet1.C2:Sheet1.C10 Sheet1.F1:Sheet1.F1 Sheet1.F2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10"/>
        <table:table-column table:style-name="co1" table:default-cell-style-name="ce2"/>
        <table:table-column table:style-name="co1" table:default-cell-style-name="ce5"/>
        <table:table-column table:style-name="co1" table:default-cell-style-name="ce10"/>
        <table:table-column table:style-name="co1" table:number-columns-repeated="1018" table:default-cell-style-name="ce2"/>
        <table:table-column table:style-name="co1" table:number-columns-repeated="15359" table:default-cell-style-name="ce1"/>
        <table:table-row table:style-name="ro1">
          <table:table-cell table:style-name="ce1" office:value-type="float" office:value="1" calcext:value-type="float">
            <text:p>1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]/[.$B1]" office:value-type="percentage" office:value="0.0212765957446809" calcext:value-type="percentage">
            <text:p>2%</text:p>
          </table:table-cell>
          <table:table-cell table:formula="of:=[.$A1]/[.$B1]" office:value-type="percentage" office:value="0.0212765957446809" calcext:value-type="percentage">
            <text:p>2.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]/[.E1]" office:value-type="percentage" office:value="0.0217391304347826" calcext:value-type="percentage">
            <text:p>2%</text:p>
          </table:table-cell>
          <table:table-cell table:formula="of:=[.$A1]/[.$E1]" office:value-type="percentage" office:value="0.0217391304347826" calcext:value-type="percentage">
            <text:p>2.2%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2]/[.$B2]" office:value-type="percentage" office:value="0.0425531914893617" calcext:value-type="percentage">
            <text:p>4%</text:p>
          </table:table-cell>
          <table:table-cell table:formula="of:=[.$A2]/[.$B2]" office:value-type="percentage" office:value="0.0425531914893617" calcext:value-type="percentage">
            <text:p>4.3%</text:p>
          </table:table-cell>
          <table:table-cell office:value-type="float" office:value="46" calcext:value-type="float">
            <text:p>46.00</text:p>
          </table:table-cell>
          <table:table-cell table:style-name="ce4" table:formula="of:=[.A2]/[.E2]" office:value-type="percentage" office:value="0.0434782608695652" calcext:value-type="percentage">
            <text:p>4%</text:p>
          </table:table-cell>
          <table:table-cell table:formula="of:=[.$A2]/[.$E2]" office:value-type="percentage" office:value="0.0434782608695652" calcext:value-type="percentage">
            <text:p>4.3%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3]/[.$B3]" office:value-type="percentage" office:value="0.0638297872340426" calcext:value-type="percentage">
            <text:p>6%</text:p>
          </table:table-cell>
          <table:table-cell table:formula="of:=[.$A3]/[.$B3]" office:value-type="percentage" office:value="0.0638297872340426" calcext:value-type="percentage">
            <text:p>6.4%</text:p>
          </table:table-cell>
          <table:table-cell office:value-type="float" office:value="46" calcext:value-type="float">
            <text:p>46.00</text:p>
          </table:table-cell>
          <table:table-cell table:style-name="ce4" table:formula="of:=[.A3]/[.E3]" office:value-type="percentage" office:value="0.0652173913043478" calcext:value-type="percentage">
            <text:p>7%</text:p>
          </table:table-cell>
          <table:table-cell table:formula="of:=[.$A3]/[.$E3]" office:value-type="percentage" office:value="0.0652173913043478" calcext:value-type="percentage">
            <text:p>6.5%</text:p>
          </table:table-cell>
          <table:table-cell table:number-columns-repeated="16377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4]/[.$B4]" office:value-type="percentage" office:value="0.0851063829787234" calcext:value-type="percentage">
            <text:p>9%</text:p>
          </table:table-cell>
          <table:table-cell table:formula="of:=[.$A4]/[.$B4]" office:value-type="percentage" office:value="0.0851063829787234" calcext:value-type="percentage">
            <text:p>8.5%</text:p>
          </table:table-cell>
          <table:table-cell office:value-type="float" office:value="46" calcext:value-type="float">
            <text:p>46.00</text:p>
          </table:table-cell>
          <table:table-cell table:style-name="ce4" table:formula="of:=[.A4]/[.E4]" office:value-type="percentage" office:value="0.0869565217391304" calcext:value-type="percentage">
            <text:p>9%</text:p>
          </table:table-cell>
          <table:table-cell table:formula="of:=[.$A4]/[.$E4]" office:value-type="percentage" office:value="0.0869565217391304" calcext:value-type="percentage">
            <text:p>8.7%</text:p>
          </table:table-cell>
          <table:table-cell table:number-columns-repeated="16377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5]/[.$B5]" office:value-type="percentage" office:value="0.106382978723404" calcext:value-type="percentage">
            <text:p>11%</text:p>
          </table:table-cell>
          <table:table-cell table:formula="of:=[.$A5]/[.$B5]" office:value-type="percentage" office:value="0.106382978723404" calcext:value-type="percentage">
            <text:p>10.6%</text:p>
          </table:table-cell>
          <table:table-cell office:value-type="float" office:value="46" calcext:value-type="float">
            <text:p>46.00</text:p>
          </table:table-cell>
          <table:table-cell table:style-name="ce4" table:formula="of:=[.A5]/[.E5]" office:value-type="percentage" office:value="0.108695652173913" calcext:value-type="percentage">
            <text:p>11%</text:p>
          </table:table-cell>
          <table:table-cell table:formula="of:=[.$A5]/[.$E5]" office:value-type="percentage" office:value="0.108695652173913" calcext:value-type="percentage">
            <text:p>10.9%</text:p>
          </table:table-cell>
          <table:table-cell table:number-columns-repeated="16377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6]/[.$B6]" office:value-type="percentage" office:value="0.127659574468085" calcext:value-type="percentage">
            <text:p>13%</text:p>
          </table:table-cell>
          <table:table-cell table:formula="of:=[.$A6]/[.$B6]" office:value-type="percentage" office:value="0.127659574468085" calcext:value-type="percentage">
            <text:p>12.8%</text:p>
          </table:table-cell>
          <table:table-cell office:value-type="float" office:value="46" calcext:value-type="float">
            <text:p>46.00</text:p>
          </table:table-cell>
          <table:table-cell table:style-name="ce4" table:formula="of:=[.A6]/[.E6]" office:value-type="percentage" office:value="0.130434782608696" calcext:value-type="percentage">
            <text:p>13%</text:p>
          </table:table-cell>
          <table:table-cell table:formula="of:=[.$A6]/[.$E6]" office:value-type="percentage" office:value="0.130434782608696" calcext:value-type="percentage">
            <text:p>13.0%</text:p>
          </table:table-cell>
          <table:table-cell table:number-columns-repeated="16377"/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7]/[.$B7]" office:value-type="percentage" office:value="0.148936170212766" calcext:value-type="percentage">
            <text:p>15%</text:p>
          </table:table-cell>
          <table:table-cell table:formula="of:=[.$A7]/[.$B7]" office:value-type="percentage" office:value="0.148936170212766" calcext:value-type="percentage">
            <text:p>14.9%</text:p>
          </table:table-cell>
          <table:table-cell office:value-type="float" office:value="46" calcext:value-type="float">
            <text:p>46.00</text:p>
          </table:table-cell>
          <table:table-cell table:style-name="ce4" table:formula="of:=[.A7]/[.E7]" office:value-type="percentage" office:value="0.152173913043478" calcext:value-type="percentage">
            <text:p>15%</text:p>
          </table:table-cell>
          <table:table-cell table:formula="of:=[.$A7]/[.$E7]" office:value-type="percentage" office:value="0.152173913043478" calcext:value-type="percentage">
            <text:p>15.2%</text:p>
          </table:table-cell>
          <table:table-cell table:number-columns-repeated="16377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8]/[.$B8]" office:value-type="percentage" office:value="0.170212765957447" calcext:value-type="percentage">
            <text:p>17%</text:p>
          </table:table-cell>
          <table:table-cell table:formula="of:=[.$A8]/[.$B8]" office:value-type="percentage" office:value="0.170212765957447" calcext:value-type="percentage">
            <text:p>17.0%</text:p>
          </table:table-cell>
          <table:table-cell office:value-type="float" office:value="46" calcext:value-type="float">
            <text:p>46.00</text:p>
          </table:table-cell>
          <table:table-cell table:style-name="ce4" table:formula="of:=[.A8]/[.E8]" office:value-type="percentage" office:value="0.173913043478261" calcext:value-type="percentage">
            <text:p>17%</text:p>
          </table:table-cell>
          <table:table-cell table:formula="of:=[.$A8]/[.$E8]" office:value-type="percentage" office:value="0.173913043478261" calcext:value-type="percentage">
            <text:p>17.4%</text:p>
          </table:table-cell>
          <table:table-cell table:number-columns-repeated="16377"/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9]/[.$B9]" office:value-type="percentage" office:value="0.191489361702128" calcext:value-type="percentage">
            <text:p>19%</text:p>
          </table:table-cell>
          <table:table-cell table:formula="of:=[.$A9]/[.$B9]" office:value-type="percentage" office:value="0.191489361702128" calcext:value-type="percentage">
            <text:p>19.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9]/[.E9]" office:value-type="percentage" office:value="0.195652173913044" calcext:value-type="percentage">
            <text:p>20%</text:p>
          </table:table-cell>
          <table:table-cell table:formula="of:=[.$A9]/[.$E9]" office:value-type="percentage" office:value="0.195652173913044" calcext:value-type="percentage">
            <text:p>19.6%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0]/[.$B10]" office:value-type="percentage" office:value="0.212765957446809" calcext:value-type="percentage">
            <text:p>21%</text:p>
          </table:table-cell>
          <table:table-cell table:formula="of:=[.$A10]/[.$B10]" office:value-type="percentage" office:value="0.212765957446809" calcext:value-type="percentage">
            <text:p>21.3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0]/[.E10]" office:value-type="percentage" office:value="0.217391304347826" calcext:value-type="percentage">
            <text:p>22%</text:p>
          </table:table-cell>
          <table:table-cell table:formula="of:=[.$A10]/[.$E10]" office:value-type="percentage" office:value="0.217391304347826" calcext:value-type="percentage">
            <text:p>21.7%</text:p>
          </table:table-cell>
          <table:table-cell table:number-columns-repeated="16377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_2" table:style-name="ta1">
        <table:table-column table:style-name="co1" table:number-columns-repeated="2" table:default-cell-style-name="ce9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number-columns-repeated="1019" table:default-cell-style-name="ce2"/>
        <table:table-column table:style-name="co1" table:number-columns-repeated="15360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formula="of:=[.$A1]/([.$A1]+[.$B1])" office:value-type="percentage" office:value="0.5" calcext:value-type="percentage">
            <text:p>50%</text:p>
          </table:table-cell>
          <table:table-cell table:formula="of:=[.$A1]/([.$A1]+[.$B1])" office:value-type="percentage" office:value="0.5" calcext:value-type="percentage">
            <text:p>5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$A2]/([.$A2]+[.$B2])" office:value-type="percentage" office:value="0.333333333333333" calcext:value-type="percentage">
            <text:p>33%</text:p>
          </table:table-cell>
          <table:table-cell table:formula="of:=[.$A2]/([.$A2]+[.$B2])" office:value-type="percentage" office:value="0.333333333333333" calcext:value-type="percentage">
            <text:p>33.3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$A3]/([.$A3]+[.$B3])" office:value-type="percentage" office:value="0.25" calcext:value-type="percentage">
            <text:p>25%</text:p>
          </table:table-cell>
          <table:table-cell table:formula="of:=[.$A3]/([.$A3]+[.$B3])" office:value-type="percentage" office:value="0.25" calcext:value-type="percentage">
            <text:p>25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$A4]/([.$A4]+[.$B4])" office:value-type="percentage" office:value="0.2" calcext:value-type="percentage">
            <text:p>20%</text:p>
          </table:table-cell>
          <table:table-cell table:formula="of:=[.$A4]/([.$A4]+[.$B4])" office:value-type="percentage" office:value="0.2" calcext:value-type="percentage">
            <text:p>2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$A5]/([.$A5]+[.$B5])" office:value-type="percentage" office:value="0.166666666666667" calcext:value-type="percentage">
            <text:p>17%</text:p>
          </table:table-cell>
          <table:table-cell table:formula="of:=[.$A5]/([.$A5]+[.$B5])" office:value-type="percentage" office:value="0.166666666666667" calcext:value-type="percentage">
            <text:p>16.7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$A6]/([.$A6]+[.$B6])" office:value-type="percentage" office:value="0.142857142857143" calcext:value-type="percentage">
            <text:p>14%</text:p>
          </table:table-cell>
          <table:table-cell table:formula="of:=[.$A6]/([.$A6]+[.$B6])" office:value-type="percentage" office:value="0.142857142857143" calcext:value-type="percentage">
            <text:p>14.3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table:formula="of:=[.$A7]/([.$A7]+[.$B7])" office:value-type="percentage" office:value="0.125" calcext:value-type="percentage">
            <text:p>13%</text:p>
          </table:table-cell>
          <table:table-cell table:formula="of:=[.$A7]/([.$A7]+[.$B7])" office:value-type="percentage" office:value="0.125" calcext:value-type="percentage">
            <text:p>12.5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$A8]/([.$A8]+[.$B8])" office:value-type="percentage" office:value="0.111111111111111" calcext:value-type="percentage">
            <text:p>11%</text:p>
          </table:table-cell>
          <table:table-cell table:formula="of:=[.$A8]/([.$A8]+[.$B8])" office:value-type="percentage" office:value="0.111111111111111" calcext:value-type="percentage">
            <text:p>11.1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$A9]/([.$A9]+[.$B9])" office:value-type="percentage" office:value="0.1" calcext:value-type="percentage">
            <text:p>10%</text:p>
          </table:table-cell>
          <table:table-cell table:formula="of:=[.$A9]/([.$A9]+[.$B9])" office:value-type="percentage" office:value="0.1" calcext:value-type="percentage">
            <text:p>1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table:formula="of:=[.$A10]/([.$A10]+[.$B10])" office:value-type="percentage" office:value="0.0909090909090909" calcext:value-type="percentage">
            <text:p>9%</text:p>
          </table:table-cell>
          <table:table-cell table:formula="of:=[.$A10]/([.$A10]+[.$B10])" office:value-type="percentage" office:value="0.0909090909090909" calcext:value-type="percentage">
            <text:p>9.1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" table:formula="of:=[.$A11]/([.$A11]+[.$B11])" office:value-type="percentage" office:value="0.0833333333333333" calcext:value-type="percentage">
            <text:p>8%</text:p>
          </table:table-cell>
          <table:table-cell table:formula="of:=[.$A11]/([.$A11]+[.$B11])" office:value-type="percentage" office:value="0.0833333333333333" calcext:value-type="percentage">
            <text:p>8.3%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$A12]/([.$A12]+[.$B12])" office:value-type="percentage" office:value="0.0769230769230769" calcext:value-type="percentage">
            <text:p>8%</text:p>
          </table:table-cell>
          <table:table-cell table:formula="of:=[.$A12]/([.$A12]+[.$B12])" office:value-type="percentage" office:value="0.0769230769230769" calcext:value-type="percentage">
            <text:p>7.7%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CA" style:font-name-asian="Noto Sans CJK JP Regular" style:font-size-asian="10pt" style:language-asian="zh" style:country-asian="CN" style:font-name-complex="Roboto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CA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number:time-style style:name="N10061" number:language="en" number:country="GB">
      <number:hours number:style="long"/>
      <number:text>:</number:text>
      <number:minutes number:style="long"/>
      <number:text>:</number:text>
      <number:seconds number:style="long"/>
    </number:time-style>
    <number:currency-style style:name="N117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0119" number:language="en" number:country="GB">
      <number:day number:style="long"/>
      <number:text>.</number:text>
      <number:month number:style="long"/>
      <number:text>.</number:text>
      <number:year/>
    </number:date-style>
    <number:date-style style:name="N10120" number:language="en" number:country="GB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2P0" style:volatile="true" number:language="en" number:country="GB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number-style style:name="N10123" number:language="en" number:country="GB">
      <number:number number:decimal-places="3" number:min-decimal-places="3" number:min-integer-digits="1" number:grouping="true"/>
    </number:number-style>
    <number:percentage-style style:name="N10124" number:language="en" number:country="GB">
      <number:number number:decimal-places="1" number:min-decimal-places="1" number:min-integer-digits="1"/>
      <number:text>%</number:text>
    </number:percentage-style>
    <number:number-style style:name="N10125" number:language="en" number:country="GB">
      <number:number number:decimal-places="1" number:min-decimal-places="1" number:min-integer-digits="1" number:grouping="true"/>
    </number:number-style>
    <style:style style:name="Default" style:family="table-cell" style:data-style-name="N10061">
      <style:table-cell-properties style:diagonal-bl-tr="none" style:diagonal-tl-br="none" fo:padding-bottom="2.01pt" fo:padding-left="6.01pt" fo:padding-right="6.01pt" fo:padding-top="2.01pt" style:vertical-align="middle"/>
      <style:text-properties style:font-name="Roboto1" fo:font-family="Roboto" style:font-style-name="Regular" style:font-pitch="variable" fo:font-size="12pt" fo:language="en" fo:country="GB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Roboto" fo:font-family="Roboto" style:font-style-name="Bold" style:font-pitch="variable" fo:font-size="12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-00-00</text:date>, <text:time style:data-style-name="N2" text:time-value="09:17:46.933064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1:33:35.485113853</meta:creation-date>
    <dc:title>xenqos-calc</dc:title>
    <meta:editing-duration>PT6H28M30S</meta:editing-duration>
    <meta:editing-cycles>7</meta:editing-cycles>
    <meta:generator>LibreOffice/25.2.3.2$Linux_X86_64 LibreOffice_project/520$Build-2</meta:generator>
    <dc:date>2025-05-12T11:12:15.081860895</dc:date>
    <meta:document-statistic meta:table-count="2" meta:cell-count="118" meta:object-count="1"/>
    <meta:template xlink:type="simple" xlink:actuate="onRequest" xlink:title="xenqos-calc" xlink:href="../../../../.config/libreoffice/4/user/template/xenqos-calc.ots" meta:date="2025-05-08T11:33:34.07034613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4cm" xlink:href=".." xlink:type="simple" chart:class="chart:line" chart:style-name="ch1">
        <chart:legend chart:legend-position="end" svg:x="14.164cm" svg:y="3.96cm" style:legend-expansion="high" chart:style-name="ch2"/>
        <chart:plot-area chart:style-name="ch3" svg:x="0.32cm" svg:y="0.179cm" svg:width="13.524cm" svg:height="8.636cm">
          <chart:coordinate-region svg:x="1.262cm" svg:y="0.373cm" svg:width="12.148cm" svg:height="7.806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label-cell-address="Sheet1.C1:Sheet1.C1" chart:class="chart:line">
            <chart:data-point chart:repeated="9"/>
          </chart:series>
          <chart:series chart:style-name="ch8" chart:values-cell-range-address="Sheet1.F2:Sheet1.F10" chart:label-cell-address="Sheet1.F1:Sheet1.F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%</text:p>
                <draw:g>
                  <svg:desc>Sheet1.C1:Sheet1.C1</svg:desc>
                </draw:g>
              </table:table-cell>
              <table:table-cell office:value-type="string">
                <text:p>2%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0.0425531914893617">
                <text:p>0.0425531914893617</text:p>
                <draw:g>
                  <svg:desc>Sheet1.C2:Sheet1.C10</svg:desc>
                </draw:g>
              </table:table-cell>
              <table:table-cell office:value-type="float" office:value="0.0434782608695652">
                <text:p>0.0434782608695652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8297872340426">
                <text:p>0.0638297872340426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5652173913044">
                <text:p>0.1956521739130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2765957446809">
                <text:p>0.212765957446809</text:p>
              </table:table-cell>
              <table:table-cell office:value-type="float" office:value="0.217391304347826">
                <text:p>0.2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